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1540A4438FBDC2E3E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813"/>
    </style:style>
    <style:style style:name="P2" style:family="paragraph" style:parent-style-name="Standard">
      <style:text-properties officeooo:rsid="0003c813" officeooo:paragraph-rsid="0003c813"/>
    </style:style>
    <style:style style:name="T1" style:family="text">
      <style:text-properties style:font-name="Nimbus Mono P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6.6929in" svg:height="3.5008in" draw:z-index="0"><draw:image xlink:href="Pictures/100002010000028A000001540A4438FBDC2E3E64.png" xlink:type="simple" xlink:show="embed" xlink:actuate="onLoad" loext:mime-type="image/png"/></draw:frame></text:p>
      <text:p text:style-name="P2"/>
      <text:p text:style-name="P2">This is a test document for <text:span text:style-name="T1">unoserv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8T12:17:23.647654583</meta:creation-date>
    <dc:date>2021-06-18T12:19:00.710168313</dc:date>
    <meta:editing-duration>PT1M37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1" meta:word-count="7" meta:character-count="38" meta:non-whitespace-character-count="32"/>
  </office:meta>
</office:document-meta>
</file>